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anx:BungeniSectionType="NumberedContainer" anx:__BungeniMetaEditable="false" anx:BungeniSectionID="xFwIohvCRJ+WAEJV6JM34g" anx:BungeniSectionUUID="71af8b2d-edd9-4618-86d1-e369b06388c7" anx:BungeniSectionVisibility="system" style:editable="false">
        <style:columns fo:column-count="1" fo:column-gap="0in"/>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changed-region text:id="ct-1426396532">
          <text:insertion>
            <office:change-info>
              <dc:creator>Adan Billow</dc:creator>
              <dc:date>2010-07-27T13:10:00</dc:date>
            </office:change-info>
          </text:insertion>
        </text:changed-region>
        <text:changed-region text:id="ct-1426396196">
          <text:insertion>
            <office:change-info>
              <dc:creator>Adan Billow</dc:creator>
              <dc:date>2010-07-27T13:13:00</dc:date>
            </office:change-info>
          </text:insertion>
        </text:changed-region>
        <text:changed-region text:id="ct-1429976544">
          <text:insertion>
            <office:change-info>
              <dc:creator>Adan Billow</dc:creator>
              <dc:date>2010-07-27T13:15:00</dc:date>
            </office:change-info>
          </text:insertion>
        </text:changed-region>
        <text:changed-region text:id="ct-1429975312">
          <text:deletion>
            <office:change-info>
              <dc:creator>Adan Billow</dc:creator>
              <dc:date>2010-07-27T13:15:00</dc:date>
            </office:change-info>
            <text:p text:style-name="Standard">(3) The authority or organisation may deviate from the provision laid down in subsection (1) if there are special reasons for doing so and shall, in such case, state the reason for doing so.</text:p>
          </text:deletion>
        </text:changed-region>
        <text:changed-region text:id="ct-1429978224">
          <text:insertion>
            <office:change-info>
              <dc:creator>Adan Billow</dc:creator>
              <dc:date>2010-07-27T13:16:00</dc:date>
            </office:change-info>
          </text:insertion>
        </text:changed-region>
        <text:changed-region text:id="ct-1429977328">
          <text:deletion>
            <office:change-info>
              <dc:creator>Adan Billow</dc:creator>
              <dc:date>2010-07-27T13:15:00</dc:date>
            </office:change-info>
            <text:p text:style-name="Standard">organisations</text:p>
          </text:deletion>
        </text:changed-region>
        <text:changed-region text:id="ct-1425167176">
          <text:insertion>
            <office:change-info>
              <dc:creator>Adan Billow</dc:creator>
              <dc:date>2010-07-27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text:change-start text:change-id="ct-1426396532"/> and harassment<text:change-end text:change-id="ct-1426396532"/> and for connected purposes.</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text:change-start text:change-id="ct-1426396196"/>psychological, familial, clan, <text:change-end text:change-id="ct-1426396196"/>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iii) the failure to identify and take reasonable measures to remove any barriers to the full enjoyment of access to opportunities by person;</text:p>
            <text:p text:style-name="Standard"><text:soft-page-break/></text:p>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d) provided by the State, including but not limited to, infrastructure, education , water, security, health and information;</text:p>
            <text:p text:style-name="Standard"><text:soft-page-break/>(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change-start text:change-id="ct-1429976544"/>. Prohibitions are stated in the prohibited discrimination act of 1998.<text:change-end text:change-id="ct-1429976544"/></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rotected="true">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2) Authorities or organizations which are to suggest members of boards, commissions shall suggest both a woman and a man and if more than one seat is to be filled an equal number of <text:soft-page-break/>women and men shall be suggested, and in case of an uneven number of members only one more of one gender than of the other gender may be suggested.</text:p>
            <text:p text:style-name="Standard"/>
            <text:p text:style-name="Standard"><text:change text:change-id="ct-1429975312"/></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
            <text:p text:style-name="Standard">(4) Each Minister shall within his or her portfolio examine the reports submitted and shall - <text:soft-page-break/>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text:change-start text:change-id="ct-1429978224"/>3<text:change-end text:change-id="ct-1429978224"/>1st of March draw up a report and a National Action Plan for gender equality for the National Assembly.</text:p>
            <text:p text:style-name="Standard"/>
            <text:p text:style-name="Standard">(7) Public authorities, enterprises and <text:change text:change-id="ct-1429977328"/><text:change-start text:change-id="ct-1425167176"/>organizations<text:change-end text:change-id="ct-1425167176"/>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18</meta:editing-cycles>
    <meta:editing-duration>PT01H14M58S</meta:editing-duration>
    <meta:initial-creator>Ashok Hariharan</meta:initial-creator>
    <dc:date>2010-07-27T13:16:08</dc:date>
    <dc:creator>Adan Billow</dc:creator>
    <meta:document-statistic meta:table-count="0" meta:image-count="0" meta:object-count="0" meta:page-count="5" meta:paragraph-count="80" meta:word-count="1531" meta:character-count="9630"/>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Adan Billow</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